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66pt" officeooo:rsid="00117807" officeooo:paragraph-rsid="00117807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oved after the election by candida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Irving</meta:initial-creator>
    <meta:creation-date>2016-01-04T01:43:04.483559011</meta:creation-date>
    <dc:date>2016-01-04T01:44:04.928169533</dc:date>
    <dc:creator>Francis Irving</dc:creator>
    <meta:editing-duration>PT1M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1" meta:word-count="6" meta:character-count="40" meta:non-whitespace-character-count="35"/>
  </office:meta>
</office:document-meta>
</file>